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8%" draw:opacity-name="" draw:textarea-horizontal-align="justify" draw:textarea-vertical-align="top" draw:auto-grow-height="false" fo:min-height="4.75cm" fo:min-width="2.5cm"/>
    </style:style>
    <style:style style:name="gr2" style:family="graphic" style:parent-style-name="standard">
      <style:graphic-properties draw:fill-color="#ffffff" draw:opacity="58%" draw:opacity-name="" draw:textarea-horizontal-align="justify" draw:textarea-vertical-align="top" draw:auto-grow-height="false" fo:min-height="0.6cm" fo:min-width="1.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 draw:opacity="58%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ffffff" draw:opacity="58%"/>
      <style:paragraph-properties fo:text-align="center"/>
      <style:text-properties fo:font-size="10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5cm" svg:x="3cm" svg:y="2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5cm" svg:x="8cm" svg:y="2cm">
          <text:p text:style-name="P1">Cl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2cm" svg:height="0.85cm" svg:x="8.45cm" svg:y="2.65cm">
          <text:p text:style-name="P3">JsonReader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2M27S</meta:editing-duration>
    <meta:editing-cycles>3</meta:editing-cycles>
    <meta:generator>LibreOffice/5.0.4.2$Windows_x86 LibreOffice_project/2b9802c1994aa0b7dc6079e128979269cf95bc78</meta:generator>
    <dc:date>2016-07-08T14:06:07.926000000</dc:date>
    <meta:document-statistic meta:object-count="3"/>
  </office:meta>
</office:document-meta>
</file>